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7" style:family="graphic" style:parent-style-name="standard">
      <style:graphic-properties svg:stroke-color="#2c001e" draw:fill="solid" draw:fill-color="#b3b3b3" draw:fill-hatch-solid="false" draw:textarea-horizontal-align="justify" draw:textarea-vertical-align="middle" draw:auto-grow-height="false"/>
    </style:style>
    <style:style style:name="gr8" style:family="graphic" style:parent-style-name="objectwithoutfill">
      <style:graphic-properties draw:marker-start="Arrow" draw:marker-start-width="0.1cm" draw:fill="none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style="italic" style:font-style-asian="italic" style:font-style-complex="italic"/>
    </style:style>
    <style:style style:name="P5" style:family="paragraph">
      <style:paragraph-properties fo:text-align="center"/>
      <style:text-properties fo:font-style="normal" style:font-style-asian="normal" style:font-style-complex="normal"/>
    </style:style>
    <style:style style:name="P6" style:family="paragraph">
      <style:paragraph-properties fo:text-align="center"/>
      <style:text-properties fo:font-size="11pt" fo:font-style="italic" style:font-size-asian="11pt" style:font-style-asian="italic" style:font-size-complex="11pt" style:font-style-complex="italic"/>
    </style:style>
    <style:style style:name="P7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8" style:family="paragraph">
      <style:text-properties fo:font-size="15pt" style:font-size-asian="15pt" style:font-size-complex="15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style="italic" style:font-size-asian="11pt" style:font-style-asian="italic" style:font-size-complex="11pt" style:font-style-complex="italic"/>
    </style:style>
    <style:style style:name="T3" style:family="text">
      <style:text-properties style:text-position="-33% 58%" fo:font-size="11pt" style:font-size-asian="11pt" style:font-size-complex="11pt"/>
    </style:style>
    <style:style style:name="T4" style:family="text">
      <style:text-properties fo:font-size="18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3.995cm" svg:height="1.531cm" svg:x="1.4cm" svg:y="4.495cm" draw:corner-radius="0.5cm">
          <text:p text:style-name="P1"><text:span text:style-name="T1">Набор сценариев </text:span><text:span text:style-name="T2">T</text:span></text:p>
        </draw:rect>
        <draw:rect draw:style-name="gr1" draw:text-style-name="P2" xml:id="id2" draw:id="id2" draw:layer="layout" svg:width="3.494cm" svg:height="1.531cm" svg:x="6.411cm" svg:y="4.495cm" draw:corner-radius="0.5cm">
          <text:p text:style-name="P1"><text:span text:style-name="T1">Прореживание с </text:span></text:p>
          <text:p text:style-name="P1"><text:span text:style-name="T1">вероятностью </text:span><text:span text:style-name="T2">p</text:span><text:span text:style-name="T3">thin</text:span><text:span text:style-name="T1"> </text:span></text:p>
        </draw:rect>
        <draw:g xml:id="id3" draw:id="id3">
          <draw:rect draw:style-name="gr2" draw:text-style-name="P1" draw:layer="layout" svg:width="2.006cm" svg:height="1.319cm" svg:x="11.266cm" svg:y="1.699cm" draw:corner-radius="0.5cm">
            <text:p/>
          </draw:rect>
          <draw:frame draw:style-name="gr3" draw:layer="layout" svg:width="0.473cm" svg:height="0.443cm" svg:x="11.954cm" svg:y="2.101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draw:g>
        <draw:g xml:id="id5" draw:id="id5">
          <draw:rect draw:style-name="gr2" draw:text-style-name="P1" draw:layer="layout" svg:width="2.006cm" svg:height="1.319cm" svg:x="11.266cm" svg:y="7.081cm" draw:corner-radius="0.5cm">
            <text:p/>
          </draw:rect>
          <draw:frame draw:style-name="gr3" draw:layer="layout" svg:width="0.817cm" svg:height="0.442cm" svg:x="11.954cm" svg:y="7.483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draw:g>
        <draw:g xml:id="id4" draw:id="id4">
          <draw:rect draw:style-name="gr2" draw:text-style-name="P1" draw:layer="layout" svg:width="2.006cm" svg:height="1.318cm" svg:x="11.266cm" svg:y="3.652cm" draw:corner-radius="0.5cm">
            <text:p/>
          </draw:rect>
          <draw:frame draw:style-name="gr3" draw:layer="layout" svg:width="0.466cm" svg:height="0.442cm" svg:x="11.954cm" svg:y="4.054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draw:g>
        <draw:connector draw:style-name="gr4" draw:text-style-name="P1" draw:layer="layout" draw:type="line" svg:x1="5.395cm" svg:y1="5.26cm" svg:x2="6.411cm" svg:y2="5.26cm" draw:start-shape="id1" draw:start-glue-point="1" draw:end-shape="id2" draw:end-glue-point="3" svg:d="m5395 5260h1016" svg:viewBox="0 0 1017 1">
          <text:p/>
        </draw:connector>
        <draw:connector draw:style-name="gr4" draw:text-style-name="P1" draw:layer="layout" draw:type="line" svg:x1="9.905cm" svg:y1="5.26cm" svg:x2="11.266cm" svg:y2="2.358cm" draw:start-shape="id2" draw:start-glue-point="1" draw:end-shape="id3" draw:end-glue-point="3" svg:d="m9905 5260 1361-2902" svg:viewBox="0 0 1362 2903">
          <text:p/>
        </draw:connector>
        <draw:connector draw:style-name="gr4" draw:text-style-name="P1" draw:layer="layout" draw:type="line" svg:x1="9.905cm" svg:y1="5.26cm" svg:x2="11.266cm" svg:y2="4.311cm" draw:start-shape="id2" draw:start-glue-point="1" draw:end-shape="id4" draw:end-glue-point="3" svg:d="m9905 5260 1361-949" svg:viewBox="0 0 1362 950">
          <text:p/>
        </draw:connector>
        <draw:connector draw:style-name="gr4" draw:text-style-name="P1" draw:layer="layout" draw:type="line" svg:x1="9.905cm" svg:y1="5.26cm" svg:x2="11.266cm" svg:y2="7.74cm" draw:start-shape="id2" draw:start-glue-point="1" draw:end-shape="id5" svg:d="m9905 5260 1361 2480" svg:viewBox="0 0 1362 2481">
          <text:p/>
        </draw:connector>
        <draw:rect draw:style-name="gr5" draw:text-style-name="P3" xml:id="id6" draw:id="id6" draw:layer="layout" svg:width="2.006cm" svg:height="1.319cm" svg:x="11.266cm" svg:y="5.367cm" draw:corner-radius="0.5cm">
          <text:p text:style-name="P1"><text:span text:style-name="T4">...</text:span></text:p>
        </draw:rect>
        <draw:connector draw:style-name="gr6" draw:text-style-name="P1" draw:layer="layout" draw:type="line" svg:x1="9.905cm" svg:y1="5.26cm" svg:x2="11.266cm" svg:y2="6.026cm" draw:start-shape="id2" draw:start-glue-point="1" draw:end-shape="id6" draw:end-glue-point="3" svg:d="m9905 5260 1361 766" svg:viewBox="0 0 1362 767">
          <text:p/>
        </draw:connector>
        <draw:g xml:id="id7" draw:id="id7">
          <draw:rect draw:style-name="gr1" draw:text-style-name="P4" draw:layer="layout" svg:width="2.522cm" svg:height="1.319cm" svg:x="14.474cm" svg:y="1.699cm" draw:corner-radius="0.5cm">
            <text:p text:style-name="P1"><text:span text:style-name="T2">efsmSAT</text:span></text:p>
          </draw:rect>
        </draw:g>
        <draw:g xml:id="id9" draw:id="id9">
          <draw:rect draw:style-name="gr1" draw:text-style-name="P4" draw:layer="layout" svg:width="2.522cm" svg:height="1.319cm" svg:x="14.474cm" svg:y="7.08cm" draw:corner-radius="0.5cm">
            <text:p text:style-name="P1"><text:span text:style-name="T2">efsmSAT</text:span></text:p>
          </draw:rect>
        </draw:g>
        <draw:g xml:id="id8" draw:id="id8">
          <draw:rect draw:style-name="gr1" draw:text-style-name="P4" draw:layer="layout" svg:width="2.522cm" svg:height="1.319cm" svg:x="14.474cm" svg:y="3.651cm" draw:corner-radius="0.5cm">
            <text:p text:style-name="P1"><text:span text:style-name="T2">efsmSAT</text:span></text:p>
          </draw:rect>
        </draw:g>
        <draw:rect draw:style-name="gr5" draw:text-style-name="P3" draw:layer="layout" svg:width="2.522cm" svg:height="1.319cm" svg:x="14.474cm" svg:y="5.367cm" draw:corner-radius="0.5cm">
          <text:p text:style-name="P1"><text:span text:style-name="T4">...</text:span></text:p>
        </draw:rect>
        <draw:connector draw:style-name="gr4" draw:text-style-name="P1" draw:layer="layout" draw:type="line" svg:x1="13.272cm" svg:y1="2.358cm" svg:x2="14.474cm" svg:y2="2.358cm" draw:start-shape="id3" draw:start-glue-point="1" draw:end-shape="id7" draw:end-glue-point="3" svg:d="m13272 2358h1202" svg:viewBox="0 0 1203 1">
          <text:p/>
        </draw:connector>
        <draw:connector draw:style-name="gr4" draw:text-style-name="P1" draw:layer="layout" draw:type="line" svg:x1="13.272cm" svg:y1="4.311cm" svg:x2="14.474cm" svg:y2="4.31cm" draw:start-shape="id4" draw:start-glue-point="1" draw:end-shape="id8" draw:end-glue-point="3" svg:d="m13272 4311 1202-1" svg:viewBox="0 0 1203 2">
          <text:p/>
        </draw:connector>
        <draw:connector draw:style-name="gr4" draw:text-style-name="P1" draw:layer="layout" draw:type="line" svg:x1="13.272cm" svg:y1="7.74cm" svg:x2="14.474cm" svg:y2="7.739cm" draw:start-shape="id5" draw:start-glue-point="1" draw:end-shape="id9" draw:end-glue-point="3" svg:d="m13272 7740 1202-1" svg:viewBox="0 0 1203 2">
          <text:p/>
        </draw:connector>
        <draw:rect draw:style-name="gr5" draw:text-style-name="P3" xml:id="id14" draw:id="id14" draw:layer="layout" svg:width="2.522cm" svg:height="1.32cm" svg:x="18.083cm" svg:y="5.366cm" draw:corner-radius="0.5cm">
          <text:p text:style-name="P1"><text:span text:style-name="T4">...</text:span></text:p>
        </draw:rect>
        <draw:g xml:id="id10" draw:id="id10">
          <draw:g>
            <draw:rect draw:style-name="gr2" draw:text-style-name="P1" draw:layer="layout" svg:width="2.522cm" svg:height="1.319cm" svg:x="18.083cm" svg:y="1.698cm" draw:corner-radius="0.5cm">
              <text:p/>
            </draw:rect>
          </draw:g>
        </draw:g>
        <draw:g xml:id="id11" draw:id="id11">
          <draw:g>
            <draw:rect draw:style-name="gr2" draw:text-style-name="P5" draw:layer="layout" svg:width="2.522cm" svg:height="1.319cm" svg:x="18.083cm" svg:y="3.651cm" draw:corner-radius="0.5cm">
              <text:p/>
            </draw:rect>
          </draw:g>
        </draw:g>
        <draw:g xml:id="id12" draw:id="id12">
          <draw:g>
            <draw:rect draw:style-name="gr2" draw:text-style-name="P1" draw:layer="layout" svg:width="2.522cm" svg:height="1.319cm" svg:x="18.083cm" svg:y="7.08cm" draw:corner-radius="0.5cm">
              <text:p/>
            </draw:rect>
          </draw:g>
        </draw:g>
        <draw:connector draw:style-name="gr4" draw:text-style-name="P1" draw:layer="layout" draw:type="line" svg:x1="16.996cm" svg:y1="2.358cm" svg:x2="18.083cm" svg:y2="2.357cm" draw:start-shape="id7" draw:start-glue-point="1" draw:end-shape="id10" draw:end-glue-point="3" svg:d="m16996 2358 1087-1" svg:viewBox="0 0 1088 2">
          <text:p/>
        </draw:connector>
        <draw:connector draw:style-name="gr4" draw:text-style-name="P1" draw:layer="layout" draw:type="line" svg:x1="16.996cm" svg:y1="4.31cm" svg:x2="18.083cm" svg:y2="4.31cm" draw:start-shape="id8" draw:start-glue-point="1" draw:end-shape="id11" draw:end-glue-point="3" svg:d="m16996 4310h1087" svg:viewBox="0 0 1088 1">
          <text:p/>
        </draw:connector>
        <draw:connector draw:style-name="gr4" draw:text-style-name="P1" draw:layer="layout" draw:type="line" svg:x1="16.996cm" svg:y1="7.739cm" svg:x2="18.083cm" svg:y2="7.739cm" draw:start-shape="id9" draw:start-glue-point="1" draw:end-shape="id12" draw:end-glue-point="3" svg:d="m16996 7739h1087" svg:viewBox="0 0 1088 1">
          <text:p/>
        </draw:connector>
        <draw:rect draw:style-name="gr1" draw:text-style-name="P6" xml:id="id13" draw:id="id13" draw:layer="layout" svg:width="2.52cm" svg:height="3.487cm" svg:x="22.08cm" svg:y="3.213cm" draw:corner-radius="0.5cm">
          <text:p text:style-name="P1"><text:span text:style-name="T2">pMuACO</text:span></text:p>
        </draw:rect>
        <draw:connector draw:style-name="gr4" draw:text-style-name="P1" draw:layer="layout" draw:type="line" svg:x1="20.605cm" svg:y1="4.31cm" svg:x2="22.08cm" svg:y2="4.956cm" draw:start-shape="id11" draw:start-glue-point="1" draw:end-shape="id13" svg:d="m20605 4310 1475 646" svg:viewBox="0 0 1476 647">
          <text:p/>
        </draw:connector>
        <draw:connector draw:style-name="gr6" draw:text-style-name="P1" draw:layer="layout" draw:type="line" svg:x1="20.605cm" svg:y1="6.026cm" svg:x2="22.08cm" svg:y2="4.956cm" draw:start-shape="id14" draw:start-glue-point="1" draw:end-shape="id13" draw:end-glue-point="3" svg:d="m20605 6026 1475-1070" svg:viewBox="0 0 1476 1071">
          <text:p/>
        </draw:connector>
        <draw:connector draw:style-name="gr4" draw:text-style-name="P1" draw:layer="layout" draw:type="line" svg:x1="24.6cm" svg:y1="4.956cm" svg:x2="25.579cm" svg:y2="4.954cm" draw:start-shape="id13" draw:start-glue-point="1" draw:end-shape="id15" draw:end-glue-point="3" svg:d="m24600 4956 979-2" svg:viewBox="0 0 980 3">
          <text:p/>
        </draw:connector>
        <draw:g>
          <draw:custom-shape draw:style-name="gr7" draw:text-style-name="P1" xml:id="id17" draw:id="id17" draw:layer="layout" svg:width="0.541cm" svg:height="0.543cm" svg:x="18.33cm" svg:y="2.1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xml:id="id16" draw:id="id16" draw:layer="layout" svg:width="0.541cm" svg:height="0.543cm" svg:x="19.789cm" svg:y="2.1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1" draw:layer="layout" draw:type="curve" draw:line-skew="-0.426cm" svg:x1="20.06cm" svg:y1="2.651cm" svg:x2="18.601cm" svg:y2="2.651cm" draw:start-shape="id16" draw:start-glue-point="8" draw:end-shape="id17" draw:end-glue-point="8" svg:d="m20060 2651c0 112-1459 112-1459 0" svg:viewBox="0 0 1460 85">
            <text:p/>
          </draw:connector>
          <draw:connector draw:style-name="gr8" draw:text-style-name="P1" draw:layer="layout" draw:type="curve" draw:line-skew="0.365cm" svg:x1="18.601cm" svg:y1="2.108cm" svg:x2="20.06cm" svg:y2="2.108cm" draw:start-shape="id17" draw:start-glue-point="4" draw:end-shape="id16" draw:end-glue-point="4" svg:d="m18601 2108c0-205 1459-205 1459 0" svg:viewBox="0 0 1460 155">
            <text:p/>
          </draw:connector>
        </draw:g>
        <draw:g>
          <draw:custom-shape draw:style-name="gr7" draw:text-style-name="P1" xml:id="id19" draw:id="id19" draw:layer="layout" svg:width="0.541cm" svg:height="0.543cm" svg:x="18.33cm" svg:y="4.0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xml:id="id18" draw:id="id18" draw:layer="layout" svg:width="0.541cm" svg:height="0.543cm" svg:x="19.789cm" svg:y="4.0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1" draw:layer="layout" draw:type="curve" draw:line-skew="-0.426cm" svg:x1="20.06cm" svg:y1="4.606cm" svg:x2="18.601cm" svg:y2="4.606cm" draw:start-shape="id18" draw:start-glue-point="8" draw:end-shape="id19" draw:end-glue-point="8" svg:d="m20060 4606c0 112-1459 112-1459 0" svg:viewBox="0 0 1460 85">
            <text:p/>
          </draw:connector>
          <draw:connector draw:style-name="gr8" draw:text-style-name="P1" draw:layer="layout" draw:type="curve" draw:line-skew="0.365cm" svg:x1="18.601cm" svg:y1="4.063cm" svg:x2="20.06cm" svg:y2="4.063cm" draw:start-shape="id19" draw:start-glue-point="4" draw:end-shape="id18" draw:end-glue-point="4" svg:d="m18601 4063c0-205 1459-205 1459 0" svg:viewBox="0 0 1460 155">
            <text:p/>
          </draw:connector>
        </draw:g>
        <draw:g>
          <draw:custom-shape draw:style-name="gr7" draw:text-style-name="P1" xml:id="id21" draw:id="id21" draw:layer="layout" svg:width="0.541cm" svg:height="0.543cm" svg:x="18.33cm" svg:y="7.4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xml:id="id20" draw:id="id20" draw:layer="layout" svg:width="0.541cm" svg:height="0.543cm" svg:x="19.789cm" svg:y="7.4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1" draw:layer="layout" draw:type="curve" draw:line-skew="-0.426cm" svg:x1="20.06cm" svg:y1="8.015cm" svg:x2="18.601cm" svg:y2="8.015cm" draw:start-shape="id20" draw:start-glue-point="8" draw:end-shape="id21" draw:end-glue-point="8" svg:d="m20060 8015c0 112-1459 112-1459 0" svg:viewBox="0 0 1460 85">
            <text:p/>
          </draw:connector>
          <draw:connector draw:style-name="gr8" draw:text-style-name="P1" draw:layer="layout" draw:type="curve" draw:line-skew="0.365cm" svg:x1="18.601cm" svg:y1="7.472cm" svg:x2="20.06cm" svg:y2="7.472cm" draw:start-shape="id21" draw:start-glue-point="4" draw:end-shape="id20" draw:end-glue-point="4" svg:d="m18601 7472c0-205 1459-205 1459 0" svg:viewBox="0 0 1460 155">
            <text:p/>
          </draw:connector>
        </draw:g>
        <draw:g xml:id="id15" draw:id="id15">
          <draw:g>
            <draw:rect draw:style-name="gr2" draw:text-style-name="P1" draw:layer="layout" svg:width="2.521cm" svg:height="1.319cm" svg:x="25.579cm" svg:y="4.295cm" draw:corner-radius="0.5cm">
              <text:p/>
            </draw:rect>
          </draw:g>
          <draw:g>
            <draw:custom-shape draw:style-name="gr7" draw:text-style-name="P1" xml:id="id23" draw:id="id23" draw:layer="layout" svg:width="0.541cm" svg:height="0.543cm" svg:x="25.84cm" svg:y="4.74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" xml:id="id22" draw:id="id22" draw:layer="layout" svg:width="0.541cm" svg:height="0.543cm" svg:x="27.299cm" svg:y="4.74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8" draw:text-style-name="P1" draw:layer="layout" draw:type="curve" draw:line-skew="-0.426cm" svg:x1="27.57cm" svg:y1="5.285cm" svg:x2="26.111cm" svg:y2="5.285cm" draw:start-shape="id22" draw:start-glue-point="8" draw:end-shape="id23" draw:end-glue-point="8" svg:d="m27570 5285c0 112-1459 112-1459 0" svg:viewBox="0 0 1460 85">
              <text:p/>
            </draw:connector>
            <draw:connector draw:style-name="gr8" draw:text-style-name="P1" draw:layer="layout" draw:type="curve" draw:line-skew="0.365cm" svg:x1="26.111cm" svg:y1="4.742cm" svg:x2="27.57cm" svg:y2="4.742cm" draw:start-shape="id23" draw:start-glue-point="4" draw:end-shape="id22" draw:end-glue-point="4" svg:d="m26111 4742c0-205 1459-205 1459 0" svg:viewBox="0 0 1460 155">
              <text:p/>
            </draw:connector>
          </draw:g>
        </draw:g>
        <draw:line draw:style-name="gr4" draw:text-style-name="P1" draw:layer="layout" svg:x1="20.617cm" svg:y1="7.737cm" svg:x2="22.066cm" svg:y2="5.772cm">
          <text:p/>
        </draw:line>
        <draw:line draw:style-name="gr4" draw:text-style-name="P1" draw:layer="layout" svg:x1="20.617cm" svg:y1="2.34cm" svg:x2="22.093cm" svg:y2="4.366cm">
          <text:p/>
        </draw:line>
        <draw:connector draw:style-name="gr4" draw:text-style-name="P1" draw:layer="layout" draw:line-skew="-1.48cm" svg:x1="3.397cm" svg:y1="4.495cm" svg:x2="23.34cm" svg:y2="3.213cm" draw:start-shape="id1" draw:start-glue-point="0" draw:end-shape="id13" svg:d="m3397 4495v-3263h19943v1981" svg:viewBox="0 0 19944 3264">
          <text:p/>
        </draw:connector>
        <draw:g xml:id="id24" draw:id="id24">
          <draw:rect draw:style-name="gr1" draw:text-style-name="P7" draw:layer="layout" svg:width="2.522cm" svg:height="1.319cm" svg:x="22.083cm" svg:y="7.345cm" draw:corner-radius="0.5cm">
            <text:p text:style-name="P1"><text:span text:style-name="T5">LTL-формулы</text:span></text:p>
          </draw:rect>
        </draw:g>
        <draw:connector draw:style-name="gr4" draw:text-style-name="P1" draw:layer="layout" draw:type="line" svg:x1="23.344cm" svg:y1="7.345cm" svg:x2="23.34cm" svg:y2="6.7cm" draw:start-shape="id24" draw:start-glue-point="0" draw:end-shape="id13" draw:end-glue-point="2" svg:d="m23344 7345-4-645" svg:viewBox="0 0 5 646">
          <text:p/>
        </draw:connector>
        <draw:line draw:style-name="gr9" draw:text-style-name="P1" draw:layer="layout" svg:x1="1.323cm" svg:y1="8.982cm" svg:x2="13.166cm" svg:y2="9.007cm">
          <text:p/>
        </draw:line>
        <draw:line draw:style-name="gr9" draw:text-style-name="P1" draw:layer="layout" svg:x1="1.317cm" svg:y1="8.981cm" svg:x2="1.317cm" svg:y2="8.778cm">
          <text:p/>
        </draw:line>
        <draw:line draw:style-name="gr9" draw:text-style-name="P1" draw:layer="layout" svg:x1="13.16cm" svg:y1="9.011cm" svg:x2="13.16cm" svg:y2="8.808cm">
          <text:p/>
        </draw:line>
        <draw:line draw:style-name="gr9" draw:text-style-name="P1" draw:layer="layout" svg:x1="14.472cm" svg:y1="9.003cm" svg:x2="20.666cm" svg:y2="9.007cm">
          <text:p/>
        </draw:line>
        <draw:line draw:style-name="gr9" draw:text-style-name="P1" draw:layer="layout" svg:x1="14.466cm" svg:y1="9.007cm" svg:x2="14.466cm" svg:y2="8.804cm">
          <text:p/>
        </draw:line>
        <draw:line draw:style-name="gr9" draw:text-style-name="P1" draw:layer="layout" svg:x1="20.662cm" svg:y1="8.997cm" svg:x2="20.662cm" svg:y2="8.794cm">
          <text:p/>
        </draw:line>
        <draw:line draw:style-name="gr9" draw:text-style-name="P1" draw:layer="layout" svg:x1="22.106cm" svg:y1="9.003cm" svg:x2="28.3cm" svg:y2="9.007cm">
          <text:p/>
        </draw:line>
        <draw:line draw:style-name="gr9" draw:text-style-name="P1" draw:layer="layout" svg:x1="22.1cm" svg:y1="9.007cm" svg:x2="22.1cm" svg:y2="8.804cm">
          <text:p/>
        </draw:line>
        <draw:line draw:style-name="gr9" draw:text-style-name="P1" draw:layer="layout" svg:x1="28.296cm" svg:y1="8.997cm" svg:x2="28.296cm" svg:y2="8.794cm">
          <text:p/>
        </draw:line>
        <draw:frame draw:style-name="gr10" draw:text-style-name="P8" draw:layer="layout" svg:width="0.827cm" svg:height="0.839cm" svg:x="6.643cm" svg:y="8.915cm">
          <draw:text-box>
            <text:p><text:span text:style-name="T6">1</text:span></text:p>
          </draw:text-box>
        </draw:frame>
        <draw:frame draw:style-name="gr10" draw:text-style-name="P8" draw:layer="layout" svg:width="0.827cm" svg:height="0.839cm" svg:x="16.869cm" svg:y="8.915cm">
          <draw:text-box>
            <text:p><text:span text:style-name="T6">2</text:span></text:p>
          </draw:text-box>
        </draw:frame>
        <draw:frame draw:style-name="gr10" draw:text-style-name="P8" draw:layer="layout" svg:width="0.827cm" svg:height="0.839cm" svg:x="24.973cm" svg:y="8.915cm">
          <draw:text-box>
            <text:p><text:span text:style-name="T6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39cm" fo:margin-bottom="0cm" fo:margin-left="1cm" fo:margin-right="0.283cm" fo:page-width="29.7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il Chivilikhin</meta:initial-creator>
    <meta:creation-date>2014-10-31T12:39:48</meta:creation-date>
    <dc:date>2014-12-10T17:09:25</dc:date>
    <dc:creator>Daniil Chivilikhin</dc:creator>
    <meta:editing-duration>PT50M56S</meta:editing-duration>
    <meta:editing-cycles>22</meta:editing-cycles>
    <meta:generator>LibreOffice/3.5$Linux_X86_64 LibreOffice_project/350m1$Build-2</meta:generator>
    <meta:document-statistic meta:object-count="85"/>
  </office:meta>
</office:document-meta>
</file>

<file path=Object 1/content.xml><?xml version="1.0" encoding="utf-8"?>
<math xmlns="http://www.w3.org/1998/Math/MathML">
  <semantics>
    <mrow>
      <msubsup>
        <mi>T</mi>
        <mn>0</mn>
        <mi>'</mi>
      </msubsup>
    </mrow>
    <annotation encoding="StarMath 5.0">T^'_0</annotation>
  </semantics>
</math>
</file>

<file path=Object 4/content.xml><?xml version="1.0" encoding="utf-8"?>
<math xmlns="http://www.w3.org/1998/Math/MathML">
  <semantics>
    <mrow>
      <msubsup>
        <mi>T</mi>
        <mrow>
          <mrow>
            <mi>m</mi>
            <mo stretchy="false">−</mo>
            <mn>1</mn>
          </mrow>
        </mrow>
        <mi>'</mi>
      </msubsup>
    </mrow>
    <annotation encoding="StarMath 5.0">T_{m-1}^'</annotation>
  </semantics>
</math>
</file>

<file path=Object 5/content.xml><?xml version="1.0" encoding="utf-8"?>
<math xmlns="http://www.w3.org/1998/Math/MathML">
  <semantics>
    <mrow>
      <msubsup>
        <mi>T</mi>
        <mn>1</mn>
        <mi>'</mi>
      </msubsup>
    </mrow>
    <annotation encoding="StarMath 5.0">T_1^'</annotation>
  </semantics>
</math>
</file>